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3pt" fo:font-style="normal" fo:font-weight="normal" officeooo:rsid="001ecf17" officeooo:paragraph-rsid="001ecf17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 style:list-style-name="L1">
      <style:text-properties fo:font-size="12pt" fo:font-style="normal" fo:font-weight="normal" officeooo:rsid="001b388d" officeooo:paragraph-rsid="001ecf1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text-properties fo:font-size="12pt" fo:font-style="normal" fo:font-weight="normal" officeooo:rsid="001b388d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text-properties fo:font-size="12pt" fo:font-style="normal" fo:font-weight="normal" officeooo:rsid="001d2fe6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2">
      <style:text-properties fo:font-size="12pt" fo:font-style="normal" fo:font-weight="normal" officeooo:rsid="001d2fe6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text-properties fo:font-size="12pt" fo:font-style="normal" fo:font-weight="normal" officeooo:rsid="001f4fa2" officeooo:paragraph-rsid="001f4fa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text-properties fo:font-size="12pt" fo:font-style="normal" fo:font-weight="bold" officeooo:rsid="001ecf17" officeooo:paragraph-rsid="001ecf17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4fa2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b388d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23773087138154999" text:style-name="L1">
        <text:list-item>
          <text:p text:style-name="P1">Nazwa: <text:span text:style-name="T2">Lista przychodów</text:span></text:p>
        </text:list-item>
        <text:list-item>
          <text:p text:style-name="P1">Cel: <text:span text:style-name="T2">Generowanie listy przychodu</text:span></text:p>
        </text:list-item>
        <text:list-item>
          <text:p text:style-name="P1">Aktor: <text:span text:style-name="T1">Pracownik sklepu</text:span></text:p>
        </text:list-item>
        <text:list-item>
          <text:p text:style-name="P2">Warunki wstępne:</text:p>
          <text:list>
            <text:list-item>
              <text:p text:style-name="P2">System jest zaktualizowany do najnowszej wersji</text:p>
            </text:list-item>
            <text:list-item>
              <text:p text:style-name="P1"><text:span text:style-name="T4">A</text:span><text:span text:style-name="T3">ktor zalogowany do systemu</text:span></text:p>
            </text:list-item>
          </text:list>
        </text:list-item>
        <text:list-item>
          <text:p text:style-name="P3">Warunki końcowe</text:p>
          <text:list>
            <text:list-item>
              <text:p text:style-name="P6">Pracownik otrzymuje listę dziennego przychodu</text:p>
            </text:list-item>
          </text:list>
        </text:list-item>
        <text:list-item>
          <text:p text:style-name="P7">Scenariusz</text:p>
          <text:list>
            <text:list-item>
              <text:p text:style-name="P6">Aktor wybiera opcje generowania listy przychodów</text:p>
            </text:list-item>
            <text:list-item>
              <text:p text:style-name="P6">Aktor wybiera zakres (standardowo jeden dzień)</text:p>
            </text:list-item>
            <text:list-item>
              <text:p text:style-name="P6">System generuje listę przychodów z danego okresu</text:p>
            </text:list-item>
            <text:list-item>
              <text:p text:style-name="P6">System udostępnia liste aktorowi</text:p>
            </text:list-item>
            <text:list-item>
              <text:p text:style-name="P6">Aktor może zapisać listę na dysku I/liub wydrukować</text:p>
            </text:list-item>
          </text:list>
        </text:list-item>
        <text:list-item>
          <text:p text:style-name="P7">Scenariusz alternatywny</text:p>
          <text:list>
            <text:list-item>
              <text:p text:style-name="P6">Aktor podaje zły zakres dat (np. W przyszłości lub daty przed zainstalowaniem systemu)</text:p>
            </text:list-item>
            <text:list-item>
              <text:p text:style-name="P6">System stwierdza błąd I prosi aktora o ponowne wpisanie daty</text:p>
            </text:list-item>
          </text:list>
        </text:list-item>
      </text:list>
      <text:list xml:id="list4940542669367892549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1:58:50.196489990</meta:creation-date>
    <dc:date>2017-04-05T13:10:15.865105858</dc:date>
    <meta:editing-duration>PT5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03" meta:character-count="666" meta:non-whitespace-character-count="597"/>
  </office:meta>
</office:document-meta>
</file>